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fo:font-size="12pt" fo:language="de" fo:country="D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paragraph-properties fo:margin-left="0.4902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10pt" fo:language="de" fo:country="D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10pt" fo:language="de" fo:country="D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10pt" fo:language="de" fo:country="DE" fo:font-style="normal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10pt" fo:language="de" fo:country="D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11pt" fo:language="de" fo:country="D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11pt" fo:language="de" fo:country="D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11pt" fo:language="de" fo:country="DE" fo:font-style="normal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11pt" fo:language="de" fo:country="DE" fo:font-style="normal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11pt" fo:language="en" fo:country="US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9pt" fo:language="de" fo:country="D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6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9pt" fo:language="de" fo:country="DE" fo:font-style="normal" fo:font-weight="normal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9pt" fo:language="de" fo:country="DE" fo:font-style="normal" style:text-underline-style="solid" style:text-underline-width="auto" style:text-underline-color="font-color" fo:font-weight="normal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9pt" fo:language="de" fo:country="DE" fo:font-style="normal" style:text-underline-style="none" fo:font-weight="normal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style:font-name="Courier New" fo:font-size="9pt" fo:language="en" fo:country="US" fo:font-style="normal" fo:font-weight="normal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margin-left="0.4902in" fo:margin-right="0in" fo:text-align="start" style:justify-single-word="false" fo:text-indent="0in" style:auto-text-indent="false"/>
      <style:text-properties fo:font-size="11pt" fo:language="de" fo:country="D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1" style:family="paragraph" style:parent-style-name="Standard">
      <style:paragraph-properties fo:margin-left="0.4902in" fo:margin-right="0in" fo:text-indent="-0.3in" style:auto-text-indent="false"/>
    </style:style>
    <style:style style:name="P22" style:family="paragraph" style:parent-style-name="Standard">
      <style:paragraph-properties fo:margin-left="0.4902in" fo:margin-right="0in" fo:margin-top="0in" fo:margin-bottom="0in" fo:text-indent="-0.3in" style:auto-text-indent="false"/>
    </style:style>
    <style:style style:name="P23" style:family="paragraph" style:parent-style-name="Text_20_body">
      <style:paragraph-properties fo:margin-left="0.4902in" fo:margin-right="0in" fo:text-indent="-0.3in" style:auto-text-indent="false"/>
    </style:style>
    <style:style style:name="P24" style:family="paragraph" style:parent-style-name="Text_20_body">
      <style:paragraph-properties fo:margin-left="0.4902in" fo:margin-right="0in" fo:margin-top="0in" fo:margin-bottom="0in" fo:text-indent="-0.3in" style:auto-text-indent="false"/>
    </style:style>
    <style:style style:name="P25" style:family="paragraph" style:parent-style-name="Text_20_body">
      <style:paragraph-properties fo:margin-left="0.9807in" fo:margin-right="0in" fo:text-indent="-0.4in" style:auto-text-indent="false"/>
    </style:style>
    <style:style style:name="P26" style:family="paragraph" style:parent-style-name="Heading_20_2">
      <style:paragraph-properties fo:margin-left="0.9807in" fo:margin-right="0in" fo:text-indent="-0.4in" style:auto-text-indent="false"/>
    </style:style>
    <style:style style:name="P27" style:family="paragraph" style:parent-style-name="Heading_20_1">
      <style:paragraph-properties fo:margin-left="0.4902in" fo:margin-right="0in" fo:text-indent="-0.3in" style:auto-text-indent="false"/>
    </style:style>
    <style:style style:name="P28" style:family="paragraph" style:parent-style-name="Heading_20_1">
      <style:paragraph-properties fo:margin-left="0.4902in" fo:margin-right="0in" fo:text-align="start" style:justify-single-word="false" fo:text-indent="-0.3in" style:auto-text-indent="false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Contents_20_2">
      <style:paragraph-properties>
        <style:tab-stops>
          <style:tab-stop style:position="7.0736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7.2701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language="de" fo:country="DE"/>
    </style:style>
    <style:style style:name="T5" style:family="text">
      <style:text-properties fo:language="de" fo:country="DE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de" fo:country="DE"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ize="11pt" fo:language="de" fo:country="D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1" style:family="text">
      <style:text-properties style:font-name="Courier New" fo:font-size="9pt" fo:language="de" fo:country="DE" style:font-size-asian="9pt" style:font-size-complex="9pt"/>
    </style:style>
    <style:style style:name="T12" style:family="text">
      <style:text-properties style:font-name="Courier New" fo:font-size="9pt" fo:language="de" fo:country="DE" style:text-underline-style="solid" style:text-underline-width="auto" style:text-underline-color="font-color" style:font-size-asian="9pt" style:font-size-complex="9pt"/>
    </style:style>
    <style:style style:name="T13" style:family="text">
      <style:text-properties fo:font-size="11pt"/>
    </style:style>
    <style:style style:name="T14" style:family="text">
      <style:text-properties fo:font-weight="normal"/>
    </style:style>
    <style:style style:name="T15" style:family="text">
      <style:text-properties style:font-size-asian="11pt"/>
    </style:style>
    <style:style style:name="T16" style:family="text">
      <style:text-properties style:font-weight-asian="normal"/>
    </style:style>
    <style:style style:name="T17" style:family="text">
      <style:text-properties style:font-size-complex="11pt"/>
    </style:style>
    <style:style style:name="T18" style:family="text">
      <style:text-properties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fo:font-style="normal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5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6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27" style:family="text">
      <style:text-properties fo:font-size="9pt" fo:font-style="normal" style:font-size-asian="9pt" style:font-style-asian="normal" style:font-size-complex="9pt" style:font-style-complex="normal"/>
    </style:style>
    <style:style style:name="T28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29" style:family="text">
      <style:text-properties fo:font-size="9pt" fo:font-weight="normal" style:font-size-asian="9pt" style:font-weight-asian="normal" style:font-size-complex="9pt" style:font-weight-complex="normal"/>
    </style:style>
    <style:style style:name="T30" style:family="text">
      <style:text-properties style:language-asian="zxx" style:country-asian="none"/>
    </style:style>
    <style:style style:name="T31" style:family="text">
      <style:text-properties style:language-complex="zxx" style:country-complex="none"/>
    </style:style>
    <style:style style:name="T32" style:family="text">
      <style:text-properties style:font-style-asian="normal"/>
    </style:style>
    <style:style style:name="T33" style:family="text">
      <style:text-properties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AORS: <text:s/>Visualization </text:p>
      <text:p text:style-name="P1"/>
      <text:p text:style-name="P1">Render Engine Description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1">A: Introduction<text:tab/>1</text:p>
          <text:p text:style-name="P31">B: Render Algorithm <text:tab/>1</text:p>
          <text:p text:style-name="P31">C: Space Drawing Algorithm – RenderEngine.drawSpace<text:tab/>3</text:p>
          <text:p text:style-name="P30">C1: Space 1D – RenderEngine.renderSpace1D<text:tab/>4</text:p>
          <text:p text:style-name="P30">C2: Space 2D – RenderEngine.renderSpace2D<text:tab/>5</text:p>
          <text:p text:style-name="P30">C3: Space 3D – RenderEngine.renderSpace3D<text:tab/>6</text:p>
          <text:p text:style-name="P31">D: Entities Drawing Algorithm – RenderEngine.drawStep<text:tab/>6</text:p>
        </text:index-body>
      </text:table-of-content>
      <text:p text:style-name="P1"/>
      <text:p text:style-name="P1"/>
      <text:p text:style-name="P1"/>
      <text:h text:style-name="P28" text:outline-level="1"><text:span text:style-name="T4">A</text:span>: <text:span text:style-name="T4">Introduction</text:span></text:h>
      <text:p text:style-name="P2"/>
      <text:p text:style-name="P3">The purpose of this document is to describe how the rendering engine must perform the actions in order to get the simulation drawn. The following algorithms describe the steps that <text:s/>have to be performed in order to provide e simulation visualization. </text:p>
      <text:p text:style-name="P3"/>
      <text:h text:style-name="P27" text:outline-level="1"><text:span text:style-name="T4">B</text:span>: Render Algorithm </text:h>
      <text:p text:style-name="P7"/>
      <text:p text:style-name="P16">// <text:span text:style-name="T19">define the variables used by this algorithm</text:span></text:p>
      <text:p text:style-name="P12">p0: DEFINE: renderEngine, drawBuffer, drawMethod, spaceModel,</text:p>
      <text:p text:style-name="P12"><text:s text:c="12"/>spaceView, initialState, simulationSteps, </text:p>
      <text:p text:style-name="P12"><text:s text:c="12"/>totalSimulationStep, currentDrawStep, entitiesList.</text:p>
      <text:p text:style-name="P4"><text:span text:style-name="T7"/></text:p>
      <text:p text:style-name="P15">// <text:span text:style-name="T19">create a render engine instance</text:span></text:p>
      <text:p text:style-name="P20"><text:span text:style-name="T9">p1: renderEngine = RenderEngine.createRenderEngine();</text:span></text:p>
      <text:p text:style-name="P6"/>
      <text:p text:style-name="P6"><text:soft-page-break/></text:p>
      <text:p text:style-name="P16">// <text:span text:style-name="T19">create the drawBuffer. Please note that the buffer is filled </text:span></text:p>
      <text:p text:style-name="P17"><text:span text:style-name="T20">// </text:span>with simulation steps by the simulation engine via event notifiers </text:p>
      <text:p text:style-name="P17"><text:span text:style-name="T20">// </text:span>procedures. The draw engine just look in the buffer and draw the </text:p>
      <text:p text:style-name="P17"><text:span text:style-name="T20">// </text:span>next step if there is one in the buffer. The draw buffer is a QUEUE</text:p>
      <text:p text:style-name="P17"><text:span text:style-name="T20">// </text:span>implementation FIFO (First Input First Output)</text:p>
      <text:p text:style-name="P10"><text:span text:style-name="T20">p5: drawBuffer = RenderEngine.createDrawBuffer();</text:span></text:p>
      <text:p text:style-name="P6"/>
      <text:p text:style-name="P8">// <text:span text:style-name="T19">we have to choose if we draw based on the log or we draw</text:span></text:p>
      <text:p text:style-name="P8">// <text:span text:style-name="T19">real time simulation steps</text:span></text:p>
      <text:p text:style-name="P10">p7: drawMethod = <text:s/>REAL_TIME_SIMULATION_BASED;</text:p>
      <text:p text:style-name="P10"><text:tab/> <text:s/>OR</text:p>
      <text:p text:style-name="P10"><text:s text:c="4"/>drawMethod = LOG_BASED;</text:p>
      <text:p text:style-name="P6"/>
      <text:p text:style-name="P8"><text:span text:style-name="T23">// </text:span><text:span text:style-name="T19">create spaceModel object from XML file</text:span></text:p>
      <text:p text:style-name="P10">p10: spaceModel = XMLReader.readSpaceModel();</text:p>
      <text:p text:style-name="P6"/>
      <text:p text:style-name="P8"><text:span text:style-name="T23">// </text:span><text:span text:style-name="T19">create spaceView object from XML file</text:span></text:p>
      <text:p text:style-name="P10">p20: spaceView = XMLReader.readSpaceView();</text:p>
      <text:p text:style-name="P6"/>
      <text:p text:style-name="P6"><text:span text:style-name="T23">// </text:span><text:span text:style-name="T19">create initialState object from XML file</text:span></text:p>
      <text:p text:style-name="P10">p25: intialState = XMLReader.readInitialState();</text:p>
      <text:p text:style-name="P6"/>
      <text:p text:style-name="P6"><text:span text:style-name="T23">// </text:span><text:span text:style-name="T24">draw the space based on the space model and space view</text:span></text:p>
      <text:p text:style-name="P6"><text:span text:style-name="T23">// </text:span><text:span text:style-name="T24">this method si described in algorithm C</text:span><text:span text:style-name="T26"> – Space Drawing Algorithm</text:span></text:p>
      <text:p text:style-name="P10">p30: renderEngine.drawSpace(spaceModel, spaceView);</text:p>
      <text:p text:style-name="P6"/>
      <text:p text:style-name="P15">// <text:span text:style-name="T19">extract the entities defined in the initial state</text:span></text:p>
      <text:p text:style-name="P10">p33: <text:s/>entitiesList = initialState.getEntitiesList();</text:p>
      <text:p text:style-name="P6"/>
      <text:p text:style-name="P15">// <text:span text:style-name="T19">draw the initial state. This method draws the state of </text:span></text:p>
      <text:p text:style-name="P15">// <text:span text:style-name="T19">the simulation before start. </text:span></text:p>
      <text:p text:style-name="P15">// <text:span text:style-name="T19">The algorithm: D</text:span><text:span text:style-name="T3"> – Entities Drawing Algorithm, </text:span><text:span text:style-name="T22">describes this method</text:span></text:p>
      <text:p text:style-name="P10">p35: renderEngine.drawStep(entitiesList, spaceModel.isDiscrete());</text:p>
      <text:p text:style-name="P10"/>
      <text:p text:style-name="P10">p40: simulationStep = 0; </text:p>
      <text:p text:style-name="P10"><text:s text:c="5"/>totalSimulationSteps = Simulation.getTotalSteps();</text:p>
      <text:p text:style-name="P10"/>
      <text:p text:style-name="P15">// <text:span text:style-name="T19">the loop where the simulation steps are drawn</text:span></text:p>
      <text:p text:style-name="P10">p50: while (simulationStep &lt;= totalSimulationSteps) </text:p>
      <text:p text:style-name="P10"/>
      <text:p text:style-name="P10"><text:s text:c="7"/>p50.0: <text:s/>if(drawMethod == REAL_TIME_SIMULATION_BASED) </text:p>
      <text:p text:style-name="P10"/>
      <text:p text:style-name="P10"><text:s text:c="12"/><text:tab/> <text:s text:c="2"/><text:span text:style-name="T23">// </text:span><text:span text:style-name="T24">get the next step from the buffer</text:span></text:p>
      <text:p text:style-name="P10"><text:s text:c="19"/>currentDrawStep = <text:s/>drawBuffer.getStep(0);</text:p>
      <text:p text:style-name="P10"/>
      <text:p text:style-name="P10"><text:tab/><text:tab/><text:tab/> <text:s text:c="2"/><text:span text:style-name="T23">// </text:span><text:span text:style-name="T24">delete this step from the buffer</text:span></text:p>
      <text:p text:style-name="P10"><text:tab/> <text:s text:c="13"/>drawBuffer.deleteStep(0);</text:p>
      <text:p text:style-name="P10"/>
      <text:p text:style-name="P10"><text:s text:c="16"/>else if (drawMethod == LOG_BASED)</text:p>
      <text:p text:style-name="P10"/>
      <text:p text:style-name="P10"><text:tab/><text:tab/><text:tab/><text:tab/> <text:s text:c="2"/><text:span text:style-name="T23">// </text:span><text:span text:style-name="T24">get the next step from the log file</text:span></text:p>
      <text:p text:style-name="P10"><text:s text:c="24"/>currentDrawStep = XMLReader.getNextStep()</text:p>
      <text:p text:style-name="P10"/>
      <text:p text:style-name="P10"><text:soft-page-break/><text:s text:c="7"/><text:span text:style-name="T27">// </text:span><text:span text:style-name="T28">the step may be null in the case of real time drawing</text:span></text:p>
      <text:p text:style-name="P10"><text:s text:c="7"/>p50.5: <text:s/>if (currentStep == null) then goto p50.0;</text:p>
      <text:p text:style-name="P10"/>
      <text:p text:style-name="P10"><text:tab/> <text:span text:style-name="T23"><text:s/>// </text:span><text:span text:style-name="T24">draw the step only it has some changes, otherwise <text:s/>there is </text:span></text:p>
      <text:p text:style-name="P10"><text:span text:style-name="T23"><text:s text:c="9"/>// </text:span><text:span text:style-name="T24">no need to spend time to redraw the space and everything</text:span></text:p>
      <text:p text:style-name="P10"><text:tab/> <text:s/>p50.10: <text:s/>if(currentDrawStep.containsDrawChanges())</text:p>
      <text:p text:style-name="P10"/>
      <text:p text:style-name="P10"><text:tab/><text:tab/><text:tab/> <text:s text:c="2"/><text:span text:style-name="T23">// </text:span><text:span text:style-name="T24">update the list of entities with the changes</text:span></text:p>
      <text:p text:style-name="P15"><text:s text:c="23"/>// <text:span text:style-name="T19">defined in the current simulation step</text:span></text:p>
      <text:p text:style-name="P10"><text:tab/><text:tab/><text:tab/> <text:s/><text:span text:style-name="T1"><text:s/></text:span>renderEngine.updateEntitiesList(currentDrawStep);</text:p>
      <text:p text:style-name="P10"><text:span text:style-name="T1"/></text:p>
      <text:p text:style-name="P10"><text:span text:style-name="T1"><text:tab/><text:tab/><text:tab/> <text:s text:c="2"/></text:span><text:span text:style-name="T23">// </text:span><text:span text:style-name="T24">clear the draw area</text:span></text:p>
      <text:p text:style-name="P10"><text:span text:style-name="T1"><text:tab/><text:tab/><text:tab/> <text:s text:c="2"/></text:span>renderEngine.clearDrawArea();</text:p>
      <text:p text:style-name="P10"><text:span text:style-name="T1"/></text:p>
      <text:p text:style-name="P10"><text:span text:style-name="T1"><text:tab/><text:tab/><text:tab/> <text:s text:c="2"/></text:span><text:span text:style-name="T23">// </text:span><text:span text:style-name="T24">draw the space </text:span></text:p>
      <text:p text:style-name="P10"><text:tab/> <text:s text:c="13"/>renderEngine.drawSpace(spaceModel, spaceView);</text:p>
      <text:p text:style-name="P11"/>
      <text:p text:style-name="P11"><text:tab/><text:tab/><text:tab/> <text:s text:c="2"/><text:span text:style-name="T29">// </text:span><text:span text:style-name="T25">draw the entities</text:span></text:p>
      <text:p text:style-name="P15"><text:tab/> <text:s text:c="16"/>renderEngine.drawStep(entitiesList, spaceMode.isDiscrete());</text:p>
      <text:p text:style-name="P10"/>
      <text:p text:style-name="P10"><text:tab/> <text:s/><text:span text:style-name="T23"><text:s/>// </text:span><text:span text:style-name="T24">increase the numbar of steps that were already</text:span></text:p>
      <text:p text:style-name="P15"><text:s text:c="10"/>// <text:span text:style-name="T19">drawn by the rendering engine. This is increased</text:span></text:p>
      <text:p text:style-name="P15"><text:tab/> <text:s text:c="2"/>// <text:span text:style-name="T19">also if the current step has no changes inside</text:span></text:p>
      <text:p text:style-name="P10"><text:tab/> <text:s/>p50.30: <text:s text:c="2"/>simulationStep = simulationStep + 1;</text:p>
      <text:p text:style-name="P10"/>
      <text:p text:style-name="P10">p60: <text:s/>end while</text:p>
      <text:p text:style-name="P14"/>
      <text:p text:style-name="P19">// <text:span text:style-name="T19">reset the rendering engine. This means that all the structures, </text:span></text:p>
      <text:p text:style-name="P19">// <text:span text:style-name="T19">lists and other objects that may in the memory have to be cleaned </text:span></text:p>
      <text:p text:style-name="P19">// <text:span text:style-name="T19">freeing up the memory. Also, any threads that my be used in the</text:span> </text:p>
      <text:p text:style-name="P19">// <text:span text:style-name="T19">render engine have to be </text:span><text:span text:style-name="T6">stopped</text:span><text:span text:style-name="T19">.</text:span></text:p>
      <text:p text:style-name="P10">p70: renderEngine.reset();</text:p>
      <text:p text:style-name="P4"><text:s text:c="2"/></text:p>
      <text:p text:style-name="P4"/>
      <text:h text:style-name="P27" text:outline-level="1"><text:span text:style-name="T4">C</text:span>: <text:span text:style-name="T4">Space Drawing</text:span> Algorithm –<text:span text:style-name="T4"> RenderEngine.drawSpace</text:span></text:h>
      <text:p text:style-name="P23"><text:span text:style-name="T4"/></text:p>
      <text:p text:style-name="P24"><text:span text:style-name="T11"><text:s text:c="4"/>// </text:span><text:span text:style-name="T12">the parameters used by the algorithm</text:span></text:p>
      <text:p text:style-name="P24"><text:span text:style-name="T10"><text:s text:c="3"/>p0: PARAMETERS: spaceModel, spaceView.</text:span></text:p>
      <text:p text:style-name="P24"><text:span text:style-name="T10"/></text:p>
      <text:p text:style-name="P24"><text:span text:style-name="T10"><text:s text:c="3"/>P10: if(spaceModel.getDimensions() == regularExpresion(ONE_PLUS))</text:span></text:p>
      <text:p text:style-name="P24"><text:span text:style-name="T10"><text:tab/> <text:s text:c="7"/>renderSpace1D(spaceModel, spaceView);</text:span></text:p>
      <text:p text:style-name="P24"><text:span text:style-name="T10"/></text:p>
      <text:p text:style-name="P24"><text:span text:style-name="T10"><text:s text:c="3"/>P20: if(spaceModel.getDimensions() == TWO)</text:span></text:p>
      <text:p text:style-name="P24"><text:span text:style-name="T10"><text:tab/> <text:s text:c="7"/>renderSpace2D(spaceModel, spaceView);</text:span></text:p>
      <text:p text:style-name="P24"><text:span text:style-name="T10"/></text:p>
      <text:p text:style-name="P22"><text:span text:style-name="T10"><text:s text:c="3"/>P30: if(spaceModel.getDimensions() == THREE)</text:span></text:p>
      <text:p text:style-name="P24"><text:span text:style-name="T10"><text:tab/> <text:s text:c="7"/>renderSpace3D(spaceModel, spaceView);</text:span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oft-page-break/><text:span text:style-name="T10"/></text:p>
      <text:h text:style-name="P26" text:outline-level="2"><text:span text:style-name="T4">C1</text:span>: <text:span text:style-name="T4">Space 1D – RenderEngine.renderSpace1D</text:span></text:h>
      <text:p text:style-name="P25"><text:span text:style-name="T4"/></text:p>
      <text:p text:style-name="P16">// <text:span text:style-name="T19">define the input parameters of the algorithm</text:span></text:p>
      <text:p text:style-name="P10">p0: PARAMETERS: spaceModel, spaceView.</text:p>
      <text:p text:style-name="P10"/>
      <text:p text:style-name="P16">// <text:span text:style-name="T19">define the variables used by this algorithm</text:span></text:p>
      <text:p text:style-name="P12">p5: DEFINE: viewportWidth, viewportHeight, spaceMaxX, spaceMaxY, <text:s text:c="3"/></text:p>
      <text:p text:style-name="P12"><text:s text:c="12"/>spaceType, ratioWidth, ratioHeight, cellWidth, cellHeight, </text:p>
      <text:p text:style-name="P12"><text:s text:c="12"/>lineWidth, lineHeight.</text:p>
      <text:p text:style-name="P12"/>
      <text:p text:style-name="P16">// get the width and height of the viewable area of the visualization.</text:p>
      <text:p text:style-name="P16">// With other words, these are the dimensions of the area where the user sees</text:p>
      <text:p text:style-name="P16">// the visualization of the simulation.</text:p>
      <text:p text:style-name="P12">p10: viewportWidth = getViewportWidthFromSystem();</text:p>
      <text:p text:style-name="P12"><text:s text:c="5"/>viewportHeight = getViewportHeightFromSystem();</text:p>
      <text:p text:style-name="P12"/>
      <text:p text:style-name="P16">// <text:span text:style-name="T19">set default space type</text:span></text:p>
      <text:p text:style-name="P12">p15: spaceType = HORIZONTAL</text:p>
      <text:p text:style-name="P12"><text:tab/><text:tab/>OR</text:p>
      <text:p text:style-name="P12"><text:tab/>spaceType = VERTICAL</text:p>
      <text:p text:style-name="P12"><text:tab/><text:tab/>OR</text:p>
      <text:p text:style-name="P12"><text:tab/>spaceType = CIRCULAR</text:p>
      <text:p text:style-name="P12"/>
      <text:p text:style-name="P12">// define a non drawable margin</text:p>
      <text:p text:style-name="P12">p17: margin = 25; spaceMaxY = 1;</text:p>
      <text:p text:style-name="P12"/>
      <text:p text:style-name="P12">// get the maxX and maxY values</text:p>
      <text:p text:style-name="P12">p18: spaceMaxX = spaceModel.getMaxX();</text:p>
      <text:p text:style-name="P12"><text:s text:c="5"/>spaceMaxY = spaceModel.getMaxY();</text:p>
      <text:p text:style-name="P12"/>
      <text:p text:style-name="P12">p19: ratioWidth = viewportWidth/spaceMaxX;</text:p>
      <text:p text:style-name="P12"><text:tab/>ratioHeight = viewportHeight/spaceMaxY;</text:p>
      <text:p text:style-name="P12"/>
      <text:p text:style-name="P16">// <text:span text:style-name="T19">load the space type from the space view if defined</text:span></text:p>
      <text:p text:style-name="P12">p20: if(spaceView.getType() != null)</text:p>
      <text:p text:style-name="P12"><text:tab/> <text:s text:c="2"/>spaceType = spaceView.getType();</text:p>
      <text:p text:style-name="P12"/>
      <text:p text:style-name="P12">p30: if(spaceModel.isDiscrete()) </text:p>
      <text:p text:style-name="P12"/>
      <text:p text:style-name="P12"><text:tab/>p30.0: if(spaceType = HORIZONTAL)</text:p>
      <text:p text:style-name="P12"><text:tab/><text:tab/> <text:s text:c="4"/>cellWidth = (viewportWidth -2*margin) / spaceMaxX;</text:p>
      <text:p text:style-name="P12"><text:tab/><text:tab/> <text:s text:c="4"/>cellHeight = cellWidth;</text:p>
      <text:p text:style-name="P12"><text:tab/>p30.10: if (spaceType = VERTICAL)</text:p>
      <text:p text:style-name="P12"><text:tab/><text:tab/> <text:s text:c="5"/>cellHeight = (viewportHeight – 2*margin) / spaceMaxX;</text:p>
      <text:p text:style-name="P12"><text:tab/><text:tab/> <text:s text:c="5"/>cellWidth = cellHeight;</text:p>
      <text:p text:style-name="P12"/>
      <text:p text:style-name="P12"/>
      <text:p text:style-name="P12"/>
      <text:p text:style-name="P12"/>
      <text:p text:style-name="P12"><text:soft-page-break/></text:p>
      <text:p text:style-name="P12"><text:tab/>p30.20: for(i=1; i&lt;spaceMaxX; i++)</text:p>
      <text:p text:style-name="P12"><text:tab/><text:tab/> <text:s text:c="6"/><text:span text:style-name="T23">// render horizontal or vertical cells based on spaceType value.</text:span></text:p>
      <text:p text:style-name="P12"><text:span text:style-name="T23"><text:tab/><text:tab/><text:tab/> <text:s/>// this draw one after one the cells that describe the discrete <text:tab/><text:tab/><text:tab/> <text:s/>// space (on horizontal or vertical)</text:span></text:p>
      <text:p text:style-name="P12"><text:tab/> <text:s text:c="11"/>renderCell(i, spaceType, cellWidth, cellHeight);</text:p>
      <text:p text:style-name="P12"><text:tab/>p30.30: end for</text:p>
      <text:p text:style-name="P12"/>
      <text:p text:style-name="P12">p50: if(!spaceModel.isDiscrete())</text:p>
      <text:p text:style-name="P12"/>
      <text:p text:style-name="P12"><text:tab/>p50.0: if(spaceType == HORIZONTAL)</text:p>
      <text:p text:style-name="P12"><text:tab/><text:tab/><text:tab/></text:p>
      <text:p text:style-name="P12"><text:tab/><text:tab/> <text:s text:c="4"/>lineWidth = (viewportWidth -2*margin)*ratioWidth;</text:p>
      <text:p text:style-name="P12"/>
      <text:p text:style-name="P12"><text:tab/>p50.10: if (spaceType == VERTICAL)</text:p>
      <text:p text:style-name="P12"/>
      <text:p text:style-name="P12"><text:tab/><text:tab/> <text:s text:c="5"/>lineWidth = (viewportHeight – 2*margin)*ratioHeight;</text:p>
      <text:p text:style-name="P12"/>
      <text:p text:style-name="P12"><text:tab/>p50.15: lineHeight = spaceView.getWidth();</text:p>
      <text:p text:style-name="P12"/>
      <text:p text:style-name="P12"><text:tab/>p50.20: for(i=1; i&lt;spaceMaxY; i++)</text:p>
      <text:p text:style-name="P12"><text:tab/><text:tab/> <text:s text:c="6"/><text:span text:style-name="T23">// draw space line based on space type</text:span></text:p>
      <text:p text:style-name="P12"><text:tab/> <text:s text:c="11"/>renderLine(i, spaceType, lineWidth, lineHeight);</text:p>
      <text:p text:style-name="P12"><text:tab/>p50.30: end for</text:p>
      <text:p text:style-name="P12"><text:tab/><text:tab/> <text:s text:c="5"/></text:p>
      <text:p text:style-name="P12">p60: if(spaceType = CIRCULAR)</text:p>
      <text:p text:style-name="P12"><text:s text:c="8"/>radiusX = (spaceMaxX * ratioWidth -2*margin) / 2;</text:p>
      <text:p text:style-name="P12"><text:s text:c="8"/>radiusY = (viewportHeight -2*margin) / 2;</text:p>
      <text:p text:style-name="P12"/>
      <text:p text:style-name="P12"><text:tab/> <text:s text:c="2"/>p60.10: for(i=1; i&lt;=spaceMaxY; i++)</text:p>
      <text:p text:style-name="P12"><text:tab/><text:tab/> </text:p>
      <text:p text:style-name="P12"><text:s text:c="2"/><text:tab/> <text:s text:c="13"/><text:span text:style-name="T23">// draw space line based on space type</text:span></text:p>
      <text:p text:style-name="P12"><text:tab/> <text:s text:c="13"/>renderCircularSpace(i, lineHeight, radiusX, radiusY);</text:p>
      <text:p text:style-name="P13"><text:tab/> <text:s text:c="2"/>p60.20: end for</text:p>
      <text:p text:style-name="P21"/>
      <text:p text:style-name="P21"/>
      <text:h text:style-name="P26" text:outline-level="2"><text:span text:style-name="T4">C2</text:span>: <text:span text:style-name="T4">Space 2D – RenderEngine.renderSpace2D</text:span></text:h>
      <text:p text:style-name="P25"><text:span text:style-name="T4"/></text:p>
      <text:p text:style-name="P16">// <text:span text:style-name="T19">define the input parameters of the algorithm</text:span></text:p>
      <text:p text:style-name="P10">p0: PARAMETERS: spaceModel, spaceView.</text:p>
      <text:p text:style-name="P10"/>
      <text:p text:style-name="P16">// <text:span text:style-name="T19">define the variables used by this algorithm</text:span></text:p>
      <text:p text:style-name="P12">p5: DEFINE: viewportWidth, viewportHeight.</text:p>
      <text:p text:style-name="P12"/>
      <text:p text:style-name="P16">// <text:span text:style-name="T19">get the width and height of the viewable area of the visualization.</text:span></text:p>
      <text:p text:style-name="P16">// <text:span text:style-name="T19">With other words, these are the dimensions of the area where the user sees</text:span></text:p>
      <text:p text:style-name="P16">// <text:span text:style-name="T19">the visualization of the simulation.</text:span></text:p>
      <text:p text:style-name="P12">p10: viewportWidth = getViewportWidthFromSystem();</text:p>
      <text:p text:style-name="P12"><text:s text:c="5"/>viewportHeight = getViewportHeightFromSystem();</text:p>
      <text:p text:style-name="P12"><text:soft-page-break/></text:p>
      <text:p text:style-name="P16">// <text:span text:style-name="T19">define a non drawable margin</text:span></text:p>
      <text:p text:style-name="P12">p17: margin = 25; </text:p>
      <text:p text:style-name="P12"/>
      <text:p text:style-name="P16">// <text:span text:style-name="T19">get the maxX and maxY values</text:span></text:p>
      <text:p text:style-name="P12">p18: spaceMaxX = spaceModel.getMaxX();</text:p>
      <text:p text:style-name="P12"><text:s text:c="5"/>spaceMaxY = spaceModel.getMaxY();</text:p>
      <text:p text:style-name="P12"/>
      <text:p text:style-name="P16">// <text:span text:style-name="T19">compute the aspect ratio. This is used to port the space size to </text:span></text:p>
      <text:p text:style-name="P16">// <text:span text:style-name="T19">the viewport size, and accorting with this the objects are scaled.</text:span></text:p>
      <text:p text:style-name="P12">p19: ratioWidth = viewportWidth/spaceMaxX;</text:p>
      <text:p text:style-name="P12"><text:tab/>ratioHeight = viewportHeight/spaceMaxY;</text:p>
      <text:p text:style-name="P12"/>
      <text:p text:style-name="P16">// <text:span text:style-name="T19">load the space type from the space view if defined</text:span></text:p>
      <text:p text:style-name="P12">p20: if(spaceView.getType() != null)</text:p>
      <text:p text:style-name="P12"><text:tab/> <text:s text:c="2"/>spaceType = spaceView.getType();</text:p>
      <text:p text:style-name="P12"/>
      <text:p text:style-name="P12">p30: if(spaceModel.isDiscrete()) </text:p>
      <text:p text:style-name="P12"><text:tab/><text:span text:style-name="T23">// </text:span><text:span text:style-name="T24">compute the cell size</text:span></text:p>
      <text:p text:style-name="P12"><text:tab/>p30.0: cellWidth = (viewportWidth -2*margin) / spaceMaxX;</text:p>
      <text:p text:style-name="P12"><text:tab/> <text:s text:c="6"/>cellHeight = cellWidth;</text:p>
      <text:p text:style-name="P12"/>
      <text:p text:style-name="P12"><text:tab/>p30.20: for(i=1; i&lt;=spaceMaxY; i++)</text:p>
      <text:p text:style-name="P12"><text:tab/><text:tab/> <text:s text:c="6"/><text:span text:style-name="T24">// draw one by one the cell lines of the space</text:span></text:p>
      <text:p text:style-name="P12"><text:tab/> <text:s text:c="11"/>renderCellsLine(i, spaceMaxY, cellWidth, cellHeight);</text:p>
      <text:p text:style-name="P12"><text:tab/>p30.30: end for</text:p>
      <text:p text:style-name="P5"><text:tab/><text:tab/> <text:s text:c="5"/></text:p>
      <text:p text:style-name="P12"><text:span text:style-name="T6"/></text:p>
      <text:p text:style-name="P25"><text:span text:style-name="T4"/></text:p>
      <text:h text:style-name="P26" text:outline-level="2"><text:span text:style-name="T4">C3: Space 3D – RenderEngine.renderSpace3D</text:span></text:h>
      <text:p text:style-name="P25"><text:span text:style-name="T4"/></text:p>
      <text:p text:style-name="P25"><text:span text:style-name="T4"><text:tab/>TODO.</text:span></text:p>
      <text:p text:style-name="P9"/>
      <text:p text:style-name="P12"/>
      <text:h text:style-name="P27" text:outline-level="1"><text:span text:style-name="T4">D</text:span>: E<text:span text:style-name="T4">ntities Drawing</text:span> Algorithm –<text:span text:style-name="T4"> RenderEngine.drawStep</text:span></text:h>
      <text:p text:style-name="P7"/>
      <text:p text:style-name="P16">// <text:span text:style-name="T19">define the input parameters of the algorithm</text:span></text:p>
      <text:p text:style-name="P10">p0: PARAMETERS: entitiesList, discrete.</text:p>
      <text:p text:style-name="P7"/>
      <text:p text:style-name="P16">// <text:span text:style-name="T19">define the variables used by this algorithm</text:span></text:p>
      <text:p text:style-name="P12">p5: DEFINE: entity, ratioWidth, ratioHeight .</text:p>
      <text:p text:style-name="P12"/>
      <text:p text:style-name="P16">// <text:span text:style-name="T19">compute the aspect ratio. This is used to port the space size to </text:span></text:p>
      <text:p text:style-name="P16">// <text:span text:style-name="T19">the viewport size, and accorting with this the objects are scaled.</text:span></text:p>
      <text:p text:style-name="P12">p10: ratioWidth = viewportWidth/spaceMaxX;</text:p>
      <text:p text:style-name="P12"><text:tab/>ratioHeight = viewportHeight/spaceMaxY;</text:p>
      <text:p text:style-name="P12"/>
      <text:p text:style-name="P12"><text:soft-page-break/></text:p>
      <text:p text:style-name="P16">// <text:span text:style-name="T19">draw the entities from the list</text:span></text:p>
      <text:p text:style-name="P12">p50: for(i=0; i&lt;entitiesList.size(); i++)</text:p>
      <text:p text:style-name="P12"/>
      <text:p text:style-name="P12"><text:tab/><text:span text:style-name="T23">// </text:span><text:span text:style-name="T24">get the next entity</text:span></text:p>
      <text:p text:style-name="P12"><text:tab/>p50.10: entity = entitesList.get(i);</text:p>
      <text:p text:style-name="P12"/>
      <text:p text:style-name="P12"><text:tab/><text:span text:style-name="T23">// </text:span><text:span text:style-name="T24">draw the entity. Notice that the entity contains the view object.</text:span></text:p>
      <text:p text:style-name="P16"><text:tab/>// <text:span text:style-name="T19">the discrete parameter is used to decide if the object is drawn </text:span></text:p>
      <text:p text:style-name="P16"><text:tab/>// <text:span text:style-name="T19">in a discrete space or in a continuous space. This will affect </text:span></text:p>
      <text:p text:style-name="P16"><text:tab/>// <text:span text:style-name="T19">the coordinate computation position. The drawShape method is dependent </text:span></text:p>
      <text:p text:style-name="P18"><text:tab/>// <text:span text:style-name="T19">on the graphic library (Canvas2D. O3D, etc).</text:span></text:p>
      <text:p text:style-name="P12"><text:tab/>p50.20: drawShape(entity, discrete, ratioWidth, ratioHeight);</text:p>
      <text:p text:style-name="P12"/>
      <text:p text:style-name="P12">p60: end for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701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736in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language="de" fo:country="DE"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8.2701in" fo:page-height="11.6902in" style:num-format="1" style:print-orientation="portrait" fo:margin-top="0.75in" fo:margin-bottom="0.7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oject: </text:span><text:span text:style-name="MT2">AORS: Visualization Module –</text:span><text:span text:style-name="MT3"> rendering algorithms</text:span></text:p>
        <text:p text:style-name="Header"><text:span text:style-name="MT1">Date: </text:span><text:span text:style-name="MT4">November</text:span><text:span text:style-name="MT2">, 2009</text:span></text:p>
        <text:p text:style-name="Header"><text:span text:style-name="MT1">Document version: </text:span><text:span text:style-name="MT2">1.0</text:span></text:p>
        <text:p text:style-name="Header"><text:span text:style-name="MT1">Author: </text:span><text:span text:style-name="MT2">Mircea Diaconescu</text:span></text:p>
      </style:header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5H27M32S</meta:editing-duration>
    <meta:editing-cycles>35</meta:editing-cycles>
    <meta:generator>OpenOffice.org/3.1$Win32 OpenOffice.org_project/310m19$Build-9420</meta:generator>
    <dc:date>2009-11-22T18:51:18.66</dc:date>
    <dc:creator>Mircea Diaconescu</dc:creator>
    <meta:document-statistic meta:table-count="0" meta:image-count="0" meta:object-count="0" meta:page-count="7" meta:paragraph-count="210" meta:word-count="1232" meta:character-count="9417"/>
    <meta:user-defined meta:name="Info 1"/>
    <meta:user-defined meta:name="Info 2"/>
    <meta:user-defined meta:name="Info 3"/>
    <meta:user-defined meta:name="Info 4"/>
  </office:meta>
</office:document-meta>
</file>